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6000000137ACA7B56.gif" manifest:media-type=""/>
  <manifest:file-entry manifest:full-path="Pictures/10000200000000100000001080108582.gif" manifest:media-type=""/>
  <manifest:file-entry manifest:full-path="Pictures/10000200000000100000001047EC2F4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4">
      <style:paragraph-properties>
        <style:tab-stops>
          <style:tab-stop style:position="6.3354in" style:type="right" style:leader-style="dotted" style:leader-text="."/>
        </style:tab-stops>
      </style:paragraph-properties>
    </style:style>
    <style:style style:name="P2" style:family="paragraph" style:parent-style-name="Standard">
      <style:text-properties officeooo:rsid="0007987b" officeooo:paragraph-rsid="0007987b"/>
    </style:style>
    <style:style style:name="P3" style:family="paragraph" style:parent-style-name="Standard">
      <style:paragraph-properties fo:text-align="center" style:justify-single-word="false"/>
      <style:text-properties fo:font-size="40pt" officeooo:rsid="0007987b" officeooo:paragraph-rsid="00158fef" style:font-size-asian="40pt" style:font-size-complex="40pt"/>
    </style:style>
    <style:style style:name="P4" style:family="paragraph" style:parent-style-name="Text_20_body">
      <style:paragraph-properties fo:margin-left="0in" fo:margin-right="0in" fo:text-indent="0in" style:auto-text-indent="false"/>
      <style:text-properties style:text-position="sub 80%" officeooo:rsid="000e3a06" officeooo:paragraph-rsid="000fe8e4" fo:background-color="transparent" style:font-size-asian="10.5pt"/>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8252in" style:type="right" style:leader-style="dotted" style:leader-text="."/>
        </style:tab-stops>
      </style:paragraph-properties>
    </style:style>
    <style:style style:name="P8" style:family="paragraph" style:parent-style-name="Heading_20_4">
      <style:text-properties officeooo:rsid="00152ff4" officeooo:paragraph-rsid="00152ff4"/>
    </style:style>
    <style:style style:name="P9" style:family="paragraph" style:parent-style-name="Heading_20_4">
      <style:text-properties officeooo:rsid="00149cb3" officeooo:paragraph-rsid="00152ff4"/>
    </style:style>
    <style:style style:name="P10" style:family="paragraph" style:parent-style-name="Heading_20_4">
      <style:text-properties officeooo:paragraph-rsid="00152ff4"/>
    </style:style>
    <style:style style:name="P11" style:family="paragraph" style:parent-style-name="Heading_20_1">
      <style:text-properties officeooo:rsid="00152ff4" officeooo:paragraph-rsid="00152ff4"/>
    </style:style>
    <style:style style:name="P12" style:family="paragraph" style:parent-style-name="Heading_20_2">
      <style:text-properties officeooo:rsid="00152ff4" officeooo:paragraph-rsid="00152ff4"/>
    </style:style>
    <style:style style:name="P13" style:family="paragraph" style:parent-style-name="Heading_20_2">
      <style:text-properties officeooo:rsid="00156bfa" officeooo:paragraph-rsid="00156bfa"/>
    </style:style>
    <style:style style:name="P14" style:family="paragraph" style:parent-style-name="Heading_20_3">
      <style:text-properties officeooo:paragraph-rsid="00149cb3"/>
    </style:style>
    <style:style style:name="P15" style:family="paragraph" style:parent-style-name="Heading_20_3">
      <style:text-properties officeooo:rsid="00149cb3" officeooo:paragraph-rsid="00152ff4"/>
    </style:style>
    <style:style style:name="P16" style:family="paragraph" style:parent-style-name="Heading_20_3">
      <style:text-properties officeooo:paragraph-rsid="00152ff4"/>
    </style:style>
    <style:style style:name="P17" style:family="paragraph" style:parent-style-name="Heading_20_3">
      <style:text-properties officeooo:rsid="00152ff4" officeooo:paragraph-rsid="00152ff4"/>
    </style:style>
    <style:style style:name="P18" style:family="paragraph" style:parent-style-name="Heading_20_3">
      <style:text-properties officeooo:rsid="00156bfa" officeooo:paragraph-rsid="00156bfa"/>
    </style:style>
    <style:style style:name="T1" style:family="text">
      <style:text-properties officeooo:rsid="000fe8e4"/>
    </style:style>
    <style:style style:name="T2" style:family="text">
      <style:text-properties officeooo:rsid="00149cb3"/>
    </style:style>
    <style:style style:name="T3" style:family="text">
      <style:text-properties officeooo:rsid="00152ff4"/>
    </style:style>
    <style:style style:name="T4" style:family="text">
      <style:text-properties officeooo:rsid="00158fef"/>
    </style:style>
    <style:style style:name="fr1" style:family="graphic" style:parent-style-name="Frame">
      <style:graphic-properties fo:margin-left="0in" fo:margin-right="0in" fo:margin-top="0in" fo:margin-bottom="0in" style:vertical-pos="middle" style:vertical-rel="text" style:horizontal-pos="from-left" style:horizontal-rel="paragraph" fo:background-color="transparent" style:background-transparency="100%" draw:fill="solid" fo:padding="0.0201in" fo:border="0.06pt solid #000000" style:shadow="none">
        <style:background-image/>
        <style:columns fo:column-count="1" fo:column-gap="0in"/>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n<text:span text:style-name="T4">L</text:span>oci</text:p>
      <text:p text:style-name="P3"><text:span text:style-name="T4">Opperation </text:span>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7"><text:a xlink:type="simple" xlink:href="#__RefHeading__110_1829287144" text:style-name="Index_20_Link" text:visited-style-name="Index_20_Link">1 About<text:tab/>2</text:a></text:p>
          <text:p text:style-name="P7"><text:a xlink:type="simple" xlink:href="#__RefHeading__106_1829287144" text:style-name="Index_20_Link" text:visited-style-name="Index_20_Link">2 Basics<text:tab/>2</text:a></text:p>
          <text:p text:style-name="P6"><text:a xlink:type="simple" xlink:href="#__RefHeading__112_1829287144" text:style-name="Index_20_Link" text:visited-style-name="Index_20_Link">2.1 Login<text:tab/>2</text:a></text:p>
          <text:p text:style-name="P6"><text:a xlink:type="simple" xlink:href="#__RefHeading__108_1829287144" text:style-name="Index_20_Link" text:visited-style-name="Index_20_Link">2.2 Dashboard<text:tab/>3</text:a></text:p>
          <text:p text:style-name="P6"><text:a xlink:type="simple" xlink:href="#__RefHeading__114_1829287144" text:style-name="Index_20_Link" text:visited-style-name="Index_20_Link">2.3 Navigation Menu<text:tab/>3</text:a></text:p>
          <text:p text:style-name="P6"><text:a xlink:type="simple" xlink:href="#__RefHeading__116_1829287144" text:style-name="Index_20_Link" text:visited-style-name="Index_20_Link">2.4 Tables &amp; Actions<text:tab/>3</text:a></text:p>
          <text:p text:style-name="P6"><text:a xlink:type="simple" xlink:href="#__RefHeading__118_1829287144" text:style-name="Index_20_Link" text:visited-style-name="Index_20_Link">2.5 Records<text:tab/>3</text:a></text:p>
          <text:p text:style-name="P5"><text:a xlink:type="simple" xlink:href="#__RefHeading__229_1829287144" text:style-name="Index_20_Link" text:visited-style-name="Index_20_Link">2.5.1 Viewing Records<text:tab/>3</text:a></text:p>
          <text:p text:style-name="P1"><text:a xlink:type="simple" xlink:href="#__RefHeading__231_1829287144" text:style-name="Index_20_Link" text:visited-style-name="Index_20_Link">2.5.1.1 List View<text:tab/>3</text:a></text:p>
          <text:p text:style-name="P1"><text:a xlink:type="simple" xlink:href="#__RefHeading__233_1829287144" text:style-name="Index_20_Link" text:visited-style-name="Index_20_Link">2.5.1.2 Detail View<text:tab/>3</text:a></text:p>
          <text:p text:style-name="P5"><text:a xlink:type="simple" xlink:href="#__RefHeading__241_1829287144" text:style-name="Index_20_Link" text:visited-style-name="Index_20_Link">2.5.2 Adding Records<text:tab/>3</text:a></text:p>
          <text:p text:style-name="P1"><text:a xlink:type="simple" xlink:href="#__RefHeading__235_1829287144" text:style-name="Index_20_Link" text:visited-style-name="Index_20_Link">2.5.2.1 Adding a New Record<text:tab/>3</text:a></text:p>
          <text:p text:style-name="P1"><text:a xlink:type="simple" xlink:href="#__RefHeading__243_1829287144" text:style-name="Index_20_Link" text:visited-style-name="Index_20_Link">2.5.2.2 Adding a Sub Record<text:tab/>4</text:a></text:p>
          <text:p text:style-name="P1"><text:a xlink:type="simple" xlink:href="#__RefHeading__245_1829287144" text:style-name="Index_20_Link" text:visited-style-name="Index_20_Link">2.5.2.3 Adding a Record via the Select Menu<text:tab/>4</text:a></text:p>
          <text:p text:style-name="P5"><text:a xlink:type="simple" xlink:href="#__RefHeading__237_1829287144" text:style-name="Index_20_Link" text:visited-style-name="Index_20_Link">2.5.3 Editing Records<text:tab/>4</text:a></text:p>
          <text:p text:style-name="P5"><text:a xlink:type="simple" xlink:href="#__RefHeading__239_1829287144" text:style-name="Index_20_Link" text:visited-style-name="Index_20_Link">2.5.4 Finding Records<text:tab/>4</text:a></text:p>
          <text:p text:style-name="P5"><text:a xlink:type="simple" xlink:href="#__RefHeading__247_1829287144" text:style-name="Index_20_Link" text:visited-style-name="Index_20_Link">2.5.5 Record Revision History<text:tab/>4</text:a></text:p>
          <text:p text:style-name="P7"><text:a xlink:type="simple" xlink:href="#__RefHeading__249_1829287144" text:style-name="Index_20_Link" text:visited-style-name="Index_20_Link">3 System Administration<text:tab/>4</text:a></text:p>
          <text:p text:style-name="P6"><text:a xlink:type="simple" xlink:href="#__RefHeading__251_1829287144" text:style-name="Index_20_Link" text:visited-style-name="Index_20_Link">3.1 System Setup<text:tab/>4</text:a></text:p>
          <text:p text:style-name="P5"><text:a xlink:type="simple" xlink:href="#__RefHeading__253_1829287144" text:style-name="Index_20_Link" text:visited-style-name="Index_20_Link">3.1.1 Changing the Company Profile<text:tab/>4</text:a></text:p>
          <text:p text:style-name="P5"><text:a xlink:type="simple" xlink:href="#__RefHeading__255_1829287144" text:style-name="Index_20_Link" text:visited-style-name="Index_20_Link">3.1.2 Editing Printable Documents<text:tab/>4</text:a></text:p>
          <text:p text:style-name="P6"><text:a xlink:type="simple" xlink:href="#__RefHeading__257_1829287144" text:style-name="Index_20_Link" text:visited-style-name="Index_20_Link">3.2 Users<text:tab/>4</text:a></text:p>
          <text:p text:style-name="P5"><text:a xlink:type="simple" xlink:href="#__RefHeading__259_1829287144" text:style-name="Index_20_Link" text:visited-style-name="Index_20_Link">3.2.1 Adding Users<text:tab/>4</text:a></text:p>
          <text:p text:style-name="P5"><text:a xlink:type="simple" xlink:href="#__RefHeading__261_1829287144" text:style-name="Index_20_Link" text:visited-style-name="Index_20_Link">3.2.2 Changing a Password<text:tab/>4</text:a></text:p>
          <text:p text:style-name="P5"><text:a xlink:type="simple" xlink:href="#__RefHeading__263_1829287144" text:style-name="Index_20_Link" text:visited-style-name="Index_20_Link">3.2.3 User Permissions<text:tab/>4</text:a></text:p>
          <text:p text:style-name="P6"><text:a xlink:type="simple" xlink:href="#__RefHeading__265_1829287144" text:style-name="Index_20_Link" text:visited-style-name="Index_20_Link">3.3 Settings<text:tab/>4</text:a></text:p>
          <text:p text:style-name="P5"><text:a xlink:type="simple" xlink:href="#__RefHeading__267_1829287144" text:style-name="Index_20_Link" text:visited-style-name="Index_20_Link">3.3.1 Customer Rates<text:tab/>4</text:a></text:p>
          <text:p text:style-name="P5"><text:a xlink:type="simple" xlink:href="#__RefHeading__269_1829287144" text:style-name="Index_20_Link" text:visited-style-name="Index_20_Link">3.3.2 County Tax Tables<text:tab/>4</text:a></text:p>
          <text:p text:style-name="P5"><text:a xlink:type="simple" xlink:href="#__RefHeading__271_1829287144" text:style-name="Index_20_Link" text:visited-style-name="Index_20_Link">3.3.3 Payroll Configuration<text:tab/>4</text:a></text:p>
          <text:p text:style-name="P1"><text:a xlink:type="simple" xlink:href="#__RefHeading__273_1829287144" text:style-name="Index_20_Link" text:visited-style-name="Index_20_Link">3.3.3.1 General Configuration<text:tab/>4</text:a></text:p>
          <text:p text:style-name="P1"><text:a xlink:type="simple" xlink:href="#__RefHeading__275_1829287144" text:style-name="Index_20_Link" text:visited-style-name="Index_20_Link">3.3.3.2 Tax Tables<text:tab/>4</text:a></text:p>
          <text:p text:style-name="P5"><text:a xlink:type="simple" xlink:href="#__RefHeading__277_1829287144" text:style-name="Index_20_Link" text:visited-style-name="Index_20_Link">3.3.4 Customer Markup Rates<text:tab/>5</text:a></text:p>
          <text:p text:style-name="P7"><text:a xlink:type="simple" xlink:href="#__RefHeading__279_1829287144" text:style-name="Index_20_Link" text:visited-style-name="Index_20_Link">9 a<text:tab/>5</text:a></text:p>
        </text:index-body>
      </text:table-of-content>
      <text:p text:style-name="P2"/>
      <text:p text:style-name="Standard"/>
      <text:h text:style-name="Heading_20_1" text:outline-level="1"><text:bookmark-start text:name="__RefHeading__110_1829287144"/>About<text:bookmark-end text:name="__RefHeading__110_1829287144"/></text:h>
      <text:p text:style-name="Text_20_body">OpenLoci is a web-based Enterprise Resource Planning and Management System tool.</text:p>
      <text:h text:style-name="Heading_20_1" text:outline-level="1"><text:bookmark-start text:name="__RefHeading__106_1829287144"/>Basics<text:bookmark-end text:name="__RefHeading__106_1829287144"/></text:h>
      <text:h text:style-name="Heading_20_2" text:outline-level="2"><text:bookmark-start text:name="__RefHeading__112_1829287144"/>Login<text:bookmark-end text:name="__RefHeading__112_1829287144"/></text:h>
      <text:p text:style-name="Text_20_body">Enter your username and password to log in. Forgotten passwords can be retreived by email (if a proper email has been set in the Users Table). Alternately, passwords can be reset by an Administrator (a user with the System Admin role).</text:p>
      <text:h text:style-name="Heading_20_2" text:outline-level="2"><text:bookmark-start text:name="__RefHeading__108_1829287144"/><text:soft-page-break/>Dashboard<text:bookmark-end text:name="__RefHeading__108_1829287144"/></text:h>
      <text:p text:style-name="Text_20_body">The Dashboard is the main screen that a user sees when logging in, or is returned to after certain actions have been taken. This can be thought of as the main menu, and available options will change depending on the user's permissions (set in the Users table).</text:p>
      <text:h text:style-name="Heading_20_2" text:outline-level="2"><text:bookmark-start text:name="__RefHeading__114_1829287144"/>Navigation Menu<text:bookmark-end text:name="__RefHeading__114_1829287144"/></text:h>
      <text:p text:style-name="Text_20_body">The Navigation Menu is the menu located on the left hand side of the screen. It includes the various tables accessible to the user, but no actions.</text:p>
      <text:h text:style-name="Heading_20_2" text:outline-level="2"><text:bookmark-start text:name="__RefHeading__116_1829287144"/>Tables &amp; Actions<text:bookmark-end text:name="__RefHeading__116_1829287144"/></text:h>
      <text:p text:style-name="Text_20_body">A table is defined as a set of records which can be viewed, edited, and have new records added to them. The extent to which a user is able to interact with the records in a table (typically viewing, editing, or adding new records) is dependent on their designated permissions. On the Dashboard, tables are designated by the <draw:frame draw:style-name="fr2" draw:name="graphics1" text:anchor-type="as-char" svg:y="-0.1327in" svg:width="0.1335in" svg:height="0.1335in" draw:z-index="0"><draw:image xlink:href="Pictures/10000200000000100000001080108582.gif" xlink:type="simple" xlink:show="embed" xlink:actuate="onLoad"/></draw:frame> symbol.</text:p>
      <text:p text:style-name="Text_20_body">An action is a process that the user instantiates to perform a particular task. On the Dashboard, actions are designated by the <draw:frame draw:style-name="fr3" draw:name="graphics2" text:anchor-type="as-char" svg:y="-0.1083in" svg:width="0.1335in" svg:height="0.1335in" draw:z-index="1"><draw:image xlink:href="Pictures/10000200000000100000001047EC2F4B.gif" xlink:type="simple" xlink:show="embed" xlink:actuate="onLoad"/></draw:frame> symbol.</text:p>
      <text:h text:style-name="Heading_20_2" text:outline-level="2"><text:bookmark-start text:name="__RefHeading__118_1829287144"/>Records<text:bookmark-end text:name="__RefHeading__118_1829287144"/></text:h>
      <text:p text:style-name="Text_20_body">A record is a single set of data within a table. The individual pieces of data within a record are called fields. A record may have any given number of fields – any of which may, or may not, be editable by the user.</text:p>
      <text:h text:style-name="Heading_20_3" text:outline-level="3"><text:bookmark-start text:name="__RefHeading__229_1829287144"/>Viewing Records<text:bookmark-end text:name="__RefHeading__229_1829287144"/></text:h>
      <text:p text:style-name="Text_20_body">There are two main ways of viewing records: List and Detail view.</text:p>
      <text:h text:style-name="Heading_20_4" text:outline-level="4"><text:bookmark-start text:name="__RefHeading__231_1829287144"/>List View<text:bookmark-end text:name="__RefHeading__231_1829287144"/></text:h>
      <text:p text:style-name="Text_20_body">List view shows several records on a page in a table format. The default number of records per page is 30, however this can be changed by modifying the value in the box at the top or bottom of the screen: “Showing <draw:frame draw:style-name="fr1" draw:name="Frame1" text:anchor-type="as-char" svg:width="0.3118in" draw:z-index="3"><draw:text-box fo:min-height="0.2335in"><text:p text:style-name="P4"><text:span text:style-name="T1"><text:s text:c="2"/>30</text:span></text:p></draw:text-box></draw:frame> results per page”</text:p>
      <text:h text:style-name="P10" text:outline-level="4"><text:bookmark-start text:name="__RefHeading__233_1829287144"/>Detail View<text:bookmark-end text:name="__RefHeading__233_1829287144"/></text:h>
      <text:p text:style-name="Text_20_body">Detail view shows an individual record. Often times there is more information available in the Detail view than in the List view.</text:p>
      <text:h text:style-name="P16" text:outline-level="3"><text:bookmark-start text:name="__RefHeading__241_1829287144"/>Adding Records<text:bookmark-end text:name="__RefHeading__241_1829287144"/></text:h>
      <text:h text:style-name="P8" text:outline-level="4"><text:bookmark-start text:name="__RefHeading__235_1829287144"/>Adding a New Record<text:bookmark-end text:name="__RefHeading__235_1829287144"/></text:h>
      <text:p text:style-name="Text_20_body">The standard process for adding a record involves clicking the New Record button (designated by a <draw:frame draw:style-name="fr4" draw:name="graphics3" text:anchor-type="as-char" svg:y="-0.1374in" svg:width="0.1835in" svg:height="0.1583in" draw:z-index="2"><draw:image xlink:href="Pictures/1000020000000016000000137ACA7B56.gif" xlink:type="simple" xlink:show="embed" xlink:actuate="onLoad"/></draw:frame> symbol). <text:span text:style-name="T2">This can be done from within the List or Detail views.</text:span></text:p>
      <text:h text:style-name="P9" text:outline-level="4"><text:bookmark-start text:name="__RefHeading__243_1829287144"/><text:soft-page-break/>Adding <text:span text:style-name="T3">a </text:span>Sub Record<text:bookmark-end text:name="__RefHeading__243_1829287144"/></text:h>
      <text:h text:style-name="P8" text:outline-level="4"><text:bookmark-start text:name="__RefHeading__245_1829287144"/>Adding a Record via the Select Menu<text:bookmark-end text:name="__RefHeading__245_1829287144"/></text:h>
      <text:h text:style-name="P14" text:outline-level="3"><text:bookmark-start text:name="__RefHeading__237_1829287144"/>Editing Records<text:bookmark-end text:name="__RefHeading__237_1829287144"/></text:h>
      <text:h text:style-name="P15" text:outline-level="3"><text:bookmark-start text:name="__RefHeading__239_1829287144"/>Finding Records<text:bookmark-end text:name="__RefHeading__239_1829287144"/></text:h>
      <text:h text:style-name="P17" text:outline-level="3"><text:bookmark-start text:name="__RefHeading__247_1829287144"/>Record Revision History<text:bookmark-end text:name="__RefHeading__247_1829287144"/></text:h>
      <text:h text:style-name="P12" text:outline-level="2"/>
      <text:h text:style-name="P11" text:outline-level="1"><text:bookmark-start text:name="__RefHeading__249_1829287144"/>System Administration<text:bookmark-end text:name="__RefHeading__249_1829287144"/></text:h>
      <text:h text:style-name="P13" text:outline-level="2"><text:bookmark-start text:name="__RefHeading__251_1829287144"/>System Setup<text:bookmark-end text:name="__RefHeading__251_1829287144"/></text:h>
      <text:h text:style-name="P18" text:outline-level="3"><text:bookmark-start text:name="__RefHeading__253_1829287144"/>Changing the Company Profile<text:bookmark-end text:name="__RefHeading__253_1829287144"/></text:h>
      <text:h text:style-name="P18" text:outline-level="3"><text:bookmark-start text:name="__RefHeading__255_1829287144"/>Editing Printable Documents<text:bookmark-end text:name="__RefHeading__255_1829287144"/></text:h>
      <text:h text:style-name="P12" text:outline-level="2"><text:bookmark-start text:name="__RefHeading__257_1829287144"/>Users<text:bookmark-end text:name="__RefHeading__257_1829287144"/></text:h>
      <text:h text:style-name="P17" text:outline-level="3"><text:bookmark-start text:name="__RefHeading__259_1829287144"/>Adding Users<text:bookmark-end text:name="__RefHeading__259_1829287144"/></text:h>
      <text:h text:style-name="P17" text:outline-level="3"><text:bookmark-start text:name="__RefHeading__261_1829287144"/>Changing a Password<text:bookmark-end text:name="__RefHeading__261_1829287144"/></text:h>
      <text:h text:style-name="P17" text:outline-level="3"><text:bookmark-start text:name="__RefHeading__263_1829287144"/>User Permissions<text:bookmark-end text:name="__RefHeading__263_1829287144"/></text:h>
      <text:h text:style-name="P12" text:outline-level="2"><text:bookmark-start text:name="__RefHeading__265_1829287144"/>Settings<text:bookmark-end text:name="__RefHeading__265_1829287144"/></text:h>
      <text:h text:style-name="P17" text:outline-level="3"><text:bookmark-start text:name="__RefHeading__267_1829287144"/>Customer Rates<text:bookmark-end text:name="__RefHeading__267_1829287144"/></text:h>
      <text:h text:style-name="P17" text:outline-level="3"><text:bookmark-start text:name="__RefHeading__269_1829287144"/>County Tax Tables<text:bookmark-end text:name="__RefHeading__269_1829287144"/></text:h>
      <text:h text:style-name="P17" text:outline-level="3"><text:bookmark-start text:name="__RefHeading__271_1829287144"/>Payroll Configuration<text:bookmark-end text:name="__RefHeading__271_1829287144"/></text:h>
      <text:h text:style-name="P8" text:outline-level="4"><text:bookmark-start text:name="__RefHeading__273_1829287144"/>General Configuration<text:bookmark-end text:name="__RefHeading__273_1829287144"/></text:h>
      <text:h text:style-name="P8" text:outline-level="4"><text:bookmark-start text:name="__RefHeading__275_1829287144"/>Tax Tables<text:bookmark-end text:name="__RefHeading__275_1829287144"/></text:h>
      <text:h text:style-name="P17" text:outline-level="3"><text:bookmark-start text:name="__RefHeading__277_1829287144"/><text:soft-page-break/>Customer Markup Rates<text:bookmark-end text:name="__RefHeading__277_1829287144"/></text:h>
      <text:h text:style-name="P12" text:outline-level="2"/>
      <text:h text:style-name="P11" text:outline-level="1"/>
      <text:h text:style-name="P11" text:outline-level="1"/>
      <text:h text:style-name="P11" text:outline-level="1"/>
      <text:h text:style-name="P11" text:outline-level="1"/>
      <text:h text:style-name="P11" text:outline-level="1"/>
      <text:h text:style-name="P11" text:outline-level="1"><text:bookmark-start text:name="__RefHeading__279_1829287144"/>a<text:bookmark-end text:name="__RefHeading__279_1829287144"/></text:h>
      <text:p text:style-name="Text_20_body"/>
      <text:p text:style-name="Text_20_body"/>
      <text:p text:style-name="Text_20_body"><text:bookmark-start text:name="__RefHeading__122_1829287144"/><text:bookmark-end text:name="__RefHeading__122_182928714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master-page-name="">
      <style:paragraph-properties fo:margin-left="0.1in" fo:margin-right="0in" fo:text-indent="0in" style:auto-text-indent="false" style:page-number="auto" fo:background-color="transparent" style:shadow="none" text:number-lines="true" text:line-number="0">
        <style:tab-stops>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fo:background-color="transparent" style:shadow="none">
        <style:tab-stops>
          <style:tab-stop style:position="6.7283in" style:type="right" style:leader-style="dotted" style:leader-text="."/>
        </style:tab-stops>
        <style:drop-cap/>
        <style:background-image/>
      </style:paragraph-properties>
      <style:text-properties style:text-outline="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0:25:50.584000000</meta:creation-date>
    <meta:generator>LibreOffice/4.1.4.2$Windows_x86 LibreOffice_project/0a0440ccc0227ad9829de5f46be37cfb6edcf72</meta:generator>
    <dc:date>2014-12-22T21:28:00.630000000</dc:date>
    <meta:editing-duration>P4DT10H50M</meta:editing-duration>
    <meta:editing-cycles>15</meta:editing-cycles>
    <meta:document-statistic meta:table-count="0" meta:image-count="3" meta:object-count="0" meta:page-count="5" meta:paragraph-count="88" meta:word-count="621" meta:character-count="3465" meta:non-whitespace-character-count="2918"/>
  </office:meta>
</office:document-meta>
</file>